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/>
    </style:style>
    <style:style style:name="P2" style:family="paragraph" style:parent-style-name="Standard">
      <style:text-properties fo:font-size="14pt" fo:font-weight="bold" officeooo:rsid="000ad1d9" officeooo:paragraph-rsid="000ad1d9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04d371" officeooo:paragraph-rsid="0004d371"/>
    </style:style>
    <style:style style:name="P5" style:family="paragraph" style:parent-style-name="Standard">
      <style:text-properties officeooo:rsid="0004d371" officeooo:paragraph-rsid="000949ea"/>
    </style:style>
    <style:style style:name="P6" style:family="paragraph" style:parent-style-name="Standard">
      <style:text-properties officeooo:rsid="000949ea" officeooo:paragraph-rsid="000949ea"/>
    </style:style>
    <style:style style:name="P7" style:family="paragraph" style:parent-style-name="Standard">
      <style:text-properties officeooo:rsid="000ad1d9" officeooo:paragraph-rsid="000ad1d9"/>
    </style:style>
    <style:style style:name="P8" style:family="paragraph" style:parent-style-name="Standard">
      <style:paragraph-properties fo:break-before="page"/>
      <style:text-properties officeooo:rsid="0004d371" officeooo:paragraph-rsid="0004d37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8ecc"/>
    </style:style>
    <style:style style:name="T4" style:family="text">
      <style:text-properties officeooo:rsid="00064f66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background-color="transparent" loext:char-shading-value="0"/>
    </style:style>
    <style:style style:name="T7" style:family="text">
      <style:text-properties style:text-underline-style="solid" style:text-underline-width="auto" style:text-underline-color="font-color" officeooo:rsid="00064f66"/>
    </style:style>
    <style:style style:name="T8" style:family="text">
      <style:text-properties style:text-underline-style="solid" style:text-underline-width="auto" style:text-underline-color="font-color" officeooo:rsid="000cf1ed"/>
    </style:style>
    <style:style style:name="T9" style:family="text">
      <style:text-properties officeooo:rsid="000949ea"/>
    </style:style>
    <style:style style:name="T10" style:family="text">
      <style:text-properties officeooo:rsid="000ad1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COSC 2347</text:span> Inter Process Communications with Pipes and Sockets</text:p>
      <text:p text:style-name="Standard"/>
      <text:p text:style-name="Standard">Due: <text:s/>Friday <text:span text:style-name="T3">April 28, 2017</text:span>.</text:p>
      <text:p text:style-name="Standard"/>
      <text:p text:style-name="P3">“C” Option (maximum grade 70):</text:p>
      <text:p text:style-name="Standard">Captain Kirk has asked Mr. Spock to write a program to control the life support and navigation systems using <text:span text:style-name="T1">“anonymous pipes.”</text:span> <text:s/>The life support and navigation systems must be separate processes (able to execute on separate cores simultaneously).</text:p>
      <text:p text:style-name="Standard"/>
      <text:p text:style-name="Standard">When activated, the life support system process (child) should first report to the parent it has adjusted the breathing gas levels in the space ship. <text:s/>The time to adjust this system is <text:span text:style-name="T6">exponentially distributed with a mean of 5 seconds</text:span>. <text:s/>Simulate the adjustment be sleeping the appropriate amount of time. <text:s/>Next the environment (including lighting and temperature levels) must be adjusted. <text:s/>This requires <text:span text:style-name="T3">4</text:span> seconds exponentially distributed. <text:s/>After making the appropriate adjustments, the child process should terminate. <text:s/>Hint: <text:s/>Use your random number library <text:span text:style-name="T4">we created in “GNULibraryCreation.odt” </text:span>and the function “sleep( int seconds).”</text:p>
      <text:p text:style-name="Standard"/>
      <text:p text:style-name="Standard">When activated, the Navigation system process (child) should make the appropriate adjustments and report back to the parent. <text:s/>This adjustment requires <text:span text:style-name="T7">0 to </text:span><text:span text:style-name="T8">6</text:span><text:span text:style-name="T5"> seconds </text:span><text:span text:style-name="T7">uniformly </text:span><text:span text:style-name="T5">distributed</text:span>. <text:s/>The child should should terminate after notifying the parent of the adjustments. <text:s/><text:span text:style-name="T4">Hint: Product of a uniformly distributed random floating point number/deviate ( 0 &lt;= random number &lt; 1) and 6.</text:span></text:p>
      <text:p text:style-name="Standard"/>
      <text:p text:style-name="Standard">Both the life support and navigation systems should communicate appropriate messages back to the parent indicating the action taken and how long it took <text:span text:style-name="T2">via a pipe or pipes</text:span>. <text:s/>All messages must be printed by the parent. <text:s/>The parent must print the time the message is printed using the system clock.</text:p>
      <text:p text:style-name="Standard"/>
      <text:p text:style-name="P3">“B” Option (maximum grade 80):</text:p>
      <text:p text:style-name="Standard">Implement the “C” option. <text:s/>Implement the “C” requirements using “named pipes” such that once the the three<text:span text:style-name="T1"> separate programs (main, life support, and navigation)</text:span> are created, they will continue to make the appropriate adjustments approximately every 30 seconds. <text:s/>All systems will require the times for execution as specified in the “C” Option.</text:p>
      <text:p text:style-name="Standard"/>
      <text:p text:style-name="Standard">Both the life support and navigation systems should communicate appropriate messages back to the parent indicating the action taken and how long it took <text:span text:style-name="T2">via a named pipe or pipes</text:span>. <text:s/>All messages must be printed by the parent. <text:s/>The parent must print the time the message is printed using the system clock.</text:p>
      <text:p text:style-name="Standard"/>
      <text:p text:style-name="P3">“A” Option (maximum grade 90):</text:p>
      <text:p text:style-name="Standard">Implement the “B” option. <text:s/>Now implement the “C” requirements such that once the processes are created, they will continue to make the adjustments approximately every 30 seconds.</text:p>
      <text:p text:style-name="Standard"/>
      <text:p text:style-name="Standard">The life support and navigation systems (<text:span text:style-name="T1">two separate processes</text:span>) should communicate appropriate messages back to the parent indicating the action taken and how long it took <text:span text:style-name="T2">using “sockets” for all communications</text:span>. <text:s/>All messages must be printed by the parent. <text:s/>The parent must print the time the message is printed using the system clock.</text:p>
      <text:p text:style-name="Standard"/>
      <text:p text:style-name="Standard">For all options: <text:s/>Supply a hard copy of your code and sufficient output to demonstrate your code works.</text:p>
      <text:p text:style-name="Standard"/>
      <text:p text:style-name="Standard"/>
      <text:p text:style-name="P8">Skeleton sample for “C” Option:</text:p>
      <text:p text:style-name="P4"/>
      <text:p text:style-name="P4">main ( ) // Bridge</text:p>
      <text:p text:style-name="P4">{</text:p>
      <text:p text:style-name="P4"><text:tab/>// create pipe</text:p>
      <text:p text:style-name="P4"><text:tab/>// seed random number generator</text:p>
      <text:p text:style-name="P4"/>
      <text:p text:style-name="P4"><text:tab/>if (fork( ) == 0) <text:s/>// create navigation, child 1</text:p>
      <text:p text:style-name="P4"><text:tab/><text:tab/></text:p>
      <text:p text:style-name="P4"><text:tab/><text:tab/>if( fork( ) == 0) <text:s/>// create life support – child 2</text:p>
      <text:p text:style-name="P4"><text:tab/><text:tab/><text:tab/>while( true life support) {</text:p>
      <text:p text:style-name="P4"><text:tab/><text:tab/><text:tab/><text:tab/>--</text:p>
      <text:p text:style-name="P4"><text:tab/><text:tab/><text:tab/><text:tab/>write(pipe, buffer, length)</text:p>
      <text:p text:style-name="P4"><text:tab/><text:tab/><text:tab/><text:tab/></text:p>
      <text:p text:style-name="P4"><text:tab/><text:tab/><text:tab/>} // end while - life support loop</text:p>
      <text:p text:style-name="P4"><text:tab/><text:tab/>else {</text:p>
      <text:p text:style-name="P4"><text:tab/><text:tab/><text:tab/>// child1 navigation</text:p>
      <text:p text:style-name="P4"><text:tab/><text:tab/><text:tab/>while( true navigation ) {</text:p>
      <text:p text:style-name="P4"><text:tab/><text:tab/><text:tab/><text:tab/>–</text:p>
      <text:p text:style-name="P4"><text:tab/><text:tab/><text:tab/><text:tab/>write(pipe, buffer, length)</text:p>
      <text:p text:style-name="P4"><text:tab/><text:tab/><text:tab/><text:tab/>–</text:p>
      <text:p text:style-name="P4"><text:tab/><text:tab/><text:tab/>} <text:s/>// end while – navigation loop</text:p>
      <text:p text:style-name="P4"><text:tab/><text:tab/>// end if</text:p>
      <text:p text:style-name="P4"><text:tab/><text:tab/>// code common to life support and navigation</text:p>
      <text:p text:style-name="P4"><text:tab/>else <text:s/>{</text:p>
      <text:p text:style-name="P4"><text:tab/><text:tab/>// bridge</text:p>
      <text:p text:style-name="P4"><text:tab/><text:tab/>while (true on bridge) {</text:p>
      <text:p text:style-name="P4"><text:tab/><text:tab/><text:tab/>–</text:p>
      <text:p text:style-name="P4"><text:tab/><text:tab/><text:tab/>read(pipe, buffer, length)</text:p>
      <text:p text:style-name="P4"><text:tab/><text:tab/><text:tab/>–</text:p>
      <text:p text:style-name="P4"><text:tab/><text:tab/>} <text:s/>//end while</text:p>
      <text:p text:style-name="P4"><text:tab/>} <text:s/>// end bridge specific</text:p>
      <text:p text:style-name="P4"><text:tab/>// code common to bridge and life support</text:p>
      <text:p text:style-name="P4"><text:tab/>return 0</text:p>
      <text:p text:style-name="P4">} // end program</text:p>
      <text:p text:style-name="P4"/>
      <text:p text:style-name="P4">For the “B” option you may wish to open the named file for append (“a”) as it will be shared. <text:s/><text:span text:style-name="T9">Alternately, programs only reading the pipe may open the named pipe as O_RDONLY and those programs only writing to the pipe as O_WRONLY using “mkfifo(pipeFileName, 0666)” for access. <text:s/></text:span></text:p>
      <text:p text:style-name="P4"/>
      <text:p text:style-name="P2">Reader:</text:p>
      <text:p text:style-name="P6">int pipeFiles; <text:s/>char *sharedPipe = “FIF<text:span text:style-name="T10">O</text:span>pipe”; <text:s/>mkfifo( <text:span text:style-name="T10">sharedPipe, 0666 ); </text:span></text:p>
      <text:p text:style-name="P7">pipeFiles = open( sharedPipe, O_RDONLY); the “read( sharedPipes, messgBuff, maxLen );</text:p>
      <text:p text:style-name="P2">Writers:</text:p>
      <text:p text:style-name="P7">pipeFile = open( sharedPipe, O_WRONLY); “write(pipeFiles, message, strlen(messg) + 1 );”</text:p>
      <text:p text:style-name="P6">–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0T15:06:34.28</meta:creation-date>
    <dc:date>2017-04-01T18:00:59.271000000</dc:date>
    <meta:editing-duration>PT1H47M43S</meta:editing-duration>
    <meta:editing-cycles>19</meta:editing-cycles>
    <meta:generator>LibreOffice/5.2.2.2$Linux_X86_64 LibreOffice_project/20m0$Build-2</meta:generator>
    <meta:document-statistic meta:table-count="0" meta:image-count="0" meta:object-count="0" meta:page-count="2" meta:paragraph-count="54" meta:word-count="674" meta:character-count="4246" meta:non-whitespace-character-count="3511"/>
  </office:meta>
</office:document-meta>
</file>